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40b" officeooo:paragraph-rsid="0011640b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6afa" officeooo:paragraph-rsid="00126afa"/>
    </style:style>
    <style:style style:name="P3" style:family="paragraph" style:parent-style-name="Standard">
      <style:paragraph-properties fo:text-align="start" style:justify-single-word="false"/>
      <style:text-properties fo:language="ro" fo:country="RO" style:text-underline-style="solid" style:text-underline-width="auto" style:text-underline-color="font-color" fo:font-weight="normal" officeooo:rsid="0011640b" officeooo:paragraph-rsid="0011640b" style:font-size-asian="10.5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ro" fo:country="RO" style:text-underline-style="solid" style:text-underline-width="auto" style:text-underline-color="font-color" fo:font-weight="normal" officeooo:rsid="0011640b" officeooo:paragraph-rsid="0011640b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o" fo:country="RO" style:text-underline-style="none" fo:font-weight="normal" officeooo:rsid="0011640b" officeooo:paragraph-rsid="0011640b" style:font-size-asian="10.5pt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language="ro" fo:country="RO" style:text-underline-style="none" fo:font-weight="normal" officeooo:rsid="0011640b" officeooo:paragraph-rsid="0011640b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1640b"/>
    </style:style>
    <style:style style:name="P8" style:family="paragraph" style:parent-style-name="Standard" style:list-style-name="L5">
      <style:paragraph-properties fo:text-align="start" style:justify-single-word="false"/>
      <style:text-properties officeooo:paragraph-rsid="0011640b"/>
    </style:style>
    <style:style style:name="P9" style:family="paragraph" style:parent-style-name="Standard" style:list-style-name="L8">
      <style:paragraph-properties fo:text-align="start" style:justify-single-word="false"/>
      <style:text-properties style:text-underline-style="none" officeooo:rsid="0011640b" officeooo:paragraph-rsid="0011640b"/>
    </style:style>
    <style:style style:name="P10" style:family="paragraph" style:parent-style-name="Standard" style:list-style-name="L8">
      <style:paragraph-properties fo:text-align="start" style:justify-single-word="false"/>
      <style:text-properties style:text-underline-style="none" officeooo:rsid="00126afa" officeooo:paragraph-rsid="00126afa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26afa" officeooo:paragraph-rsid="00126afa"/>
    </style:style>
    <style:style style:name="P12" style:family="paragraph" style:parent-style-name="Standard" style:list-style-name="L9">
      <style:paragraph-properties fo:text-align="start" style:justify-single-word="false"/>
      <style:text-properties style:text-underline-style="none" officeooo:rsid="00126afa" officeooo:paragraph-rsid="00126afa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2c9e4" officeooo:paragraph-rsid="0012c9e4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2c9e4" officeooo:paragraph-rsid="00126afa"/>
    </style:style>
    <style:style style:name="T1" style:family="text">
      <style:text-properties fo:language="ro" fo:country="RO" style:text-underline-style="none" fo:font-weight="normal" officeooo:rsid="0011640b" style:font-size-asian="10.5pt" style:font-weight-asian="normal" style:font-weight-complex="normal"/>
    </style:style>
    <style:style style:name="T2" style:family="text">
      <style:text-properties fo:language="ro" fo:country="RO" fo:font-weight="normal" style:font-size-asian="10.5p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talog Studenți – Documentație</text:p>
      <text:p text:style-name="P3"/>
      <text:p text:style-name="P3">ENUNȚ</text:p>
      <text:p text:style-name="P5">Facultatea stochează informații despre:</text:p>
      <text:list xml:id="list1006163820" text:style-name="L3">
        <text:list-item>
          <text:p text:style-name="P6">studenți: &lt;ID Student&gt;, &lt;Nume&gt;</text:p>
        </text:list-item>
        <text:list-item>
          <text:p text:style-name="P6">discipline: &lt;ID Disciplină&gt;, &lt;Nume&gt;, &lt;Profesor&gt;</text:p>
        </text:list-item>
      </text:list>
      <text:p text:style-name="P7"><text:span text:style-name="T1">Creați o aplicație care permite:</text:span></text:p>
      <text:list xml:id="list870154535" text:style-name="L5">
        <text:list-item>
          <text:p text:style-name="P8"><text:span text:style-name="T1">gestionarea listei de studenți și listei de discipline.</text:span></text:p>
        </text:list-item>
        <text:list-item>
          <text:p text:style-name="P8"><text:span text:style-name="T1">adaugă, șterge, modifică lista de studenți, lista de discipline.</text:span></text:p>
        </text:list-item>
        <text:list-item>
          <text:p text:style-name="P8"><text:span text:style-name="T1">căutare student, căutare disciplină.</text:span></text:p>
        </text:list-item>
        <text:list-item>
          <text:p text:style-name="P8"><text:span text:style-name="T1">asignare de note la un student și o disciplină.</text:span></text:p>
        </text:list-item>
        <text:list-item>
          <text:p text:style-name="P8"><text:span text:style-name="T1">creare de statistici:</text:span></text:p>
          <text:list>
            <text:list-item>
              <text:p text:style-name="P8"><text:span text:style-name="T1">lista de studenți și notele lor la o disciplină dată, ordonat: alfabetic după nume, după notă.</text:span></text:p>
            </text:list-item>
            <text:list-item>
              <text:p text:style-name="P8"><text:span text:style-name="T1">Primi 20% din studenți ordonat după media notelor la toate disciplinele (nume și notă).</text:span></text:p>
            </text:list-item>
          </text:list>
        </text:list-item>
      </text:list>
      <text:p text:style-name="P7"><text:span text:style-name="T1"/></text:p>
      <text:p text:style-name="P1"><text:span text:style-name="T2">FUNCȚIONALITĂȚI</text:span></text:p>
      <text:list xml:id="list2692662881" text:style-name="L8">
        <text:list-item>
          <text:p text:style-name="P9"><text:span text:style-name="T2">gestionare studenți(adăugare, modificare, ștergere, căutare după nume).</text:span></text:p>
        </text:list-item>
        <text:list-item>
          <text:p text:style-name="P9"><text:span text:style-name="T2">gestionare discipline(adăugare, modificare, ștergere, căutare după nume, căutare după profesor).</text:span></text:p>
        </text:list-item>
        <text:list-item>
          <text:p text:style-name="P10"><text:span text:style-name="T2">gestionare note(adăugare, modificare, ștergere, căutare după valoare, căutare după student-disciplină).</text:span></text:p>
        </text:list-item>
        <text:list-item>
          <text:p text:style-name="P10"><text:span text:style-name="T2">statistici catalog(top 20% studenți după media la toate disciplinele, medii studenți per disciplină cu sortare alfabetică după nume sau descrescătoare după medie).</text:span></text:p>
        </text:list-item>
      </text:list>
      <text:p text:style-name="P11"><text:span text:style-name="T2"/></text:p>
      <text:p text:style-name="P2"><text:span text:style-name="T2">ITERAȚII</text:span></text:p>
      <text:list xml:id="list1534226986" text:style-name="L9">
        <text:list-item>
          <text:p text:style-name="P12"><text:span text:style-name="T2">implementare domeniu pe model de moștenire(fiecare entitate moștenește din clasa Entity dacă este o entitate simplă, respectiv din clasa Relation – care la rândul ei moștenește din Entity - dacă reprezintă o legătură între două entități) și repository pentru entități, respectiv relații.</text:span></text:p>
        </text:list-item>
        <text:list-item>
          <text:p text:style-name="P12"><text:span text:style-name="T2">implementare UI și funcție utilitară de afișare tabele.</text:span></text:p>
        </text:list-item>
        <text:list-item>
          <text:p text:style-name="P12"><text:span text:style-name="T2">implementare controlere pentru fiecare funcționalitate și cuplarea lor la UI.</text:span></text:p>
        </text:list-item>
      </text:list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8:58:17.780234872</meta:creation-date>
    <dc:date>2017-11-29T09:26:43.317043597</dc:date>
    <meta:editing-duration>PT4M55S</meta:editing-duration>
    <meta:editing-cycles>1</meta:editing-cycles>
    <meta:document-statistic meta:table-count="0" meta:image-count="0" meta:object-count="0" meta:page-count="1" meta:paragraph-count="22" meta:word-count="211" meta:character-count="1485" meta:non-whitespace-character-count="1310"/>
    <meta:generator>LibreOffice/5.4.1.2$Linux_X86_64 LibreOffice_project/40m0$Build-2</meta:generator>
  </office:meta>
</office:document-meta>
</file>